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017" officeooo:paragraph-rsid="0005f017"/>
    </style:style>
    <style:style style:name="P2" style:family="paragraph" style:parent-style-name="Standard">
      <style:text-properties officeooo:rsid="0005f4c8" officeooo:paragraph-rsid="0005f017"/>
    </style:style>
    <style:style style:name="P3" style:family="paragraph" style:parent-style-name="Standard">
      <style:text-properties officeooo:rsid="0006389e" officeooo:paragraph-rsid="0006389e"/>
    </style:style>
    <style:style style:name="P4" style:family="paragraph" style:parent-style-name="Standard">
      <style:text-properties officeooo:rsid="000be729" officeooo:paragraph-rsid="000be729"/>
    </style:style>
    <style:style style:name="P5" style:family="paragraph" style:parent-style-name="Standard">
      <style:text-properties officeooo:rsid="0006389e" officeooo:paragraph-rsid="000be729"/>
    </style:style>
    <style:style style:name="P6" style:family="paragraph" style:parent-style-name="Standard">
      <style:text-properties officeooo:rsid="000efa25" officeooo:paragraph-rsid="000efa25"/>
    </style:style>
    <style:style style:name="T1" style:family="text">
      <style:text-properties officeooo:rsid="0006389e"/>
    </style:style>
    <style:style style:name="T2" style:family="text">
      <style:text-properties officeooo:rsid="000dd346"/>
    </style:style>
    <style:style style:name="T3" style:family="text">
      <style:text-properties officeooo:rsid="000efa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fundamentals</text:p>
      <text:p text:style-name="P1"/>
      <text:p text:style-name="P1">java installation</text:p>
      <text:p text:style-name="P1"/>
      <text:p text:style-name="P1">oracle.com/downloads</text:p>
      <text:p text:style-name="P1"/>
      <text:p text:style-name="P1"><text:tab/><text:tab/>downloads JDK LATEST VERSION</text:p>
      <text:p text:style-name="P1"><text:tab/><text:tab/><text:tab/><text:tab/><text:tab/><text:tab/>WINDOWS</text:p>
      <text:p text:style-name="P1"><text:tab/><text:tab/><text:tab/><text:tab/><text:tab/><text:tab/><text:tab/></text:p>
      <text:p text:style-name="P2"><text:tab/><text:tab/><text:tab/><text:tab/><text:tab/><text:tab/><text:tab/><text:span text:style-name="T1">x64 MST installation</text:span></text:p>
      <text:p text:style-name="P2"><text:tab/><text:tab/><text:tab/><text:tab/><text:tab/><text:tab/><text:tab/><text:tab/><text:tab/><text:span text:style-name="T1">downloads</text:span></text:p>
      <text:p text:style-name="P2">------------------------------------------------------------------------------------------------------------------------</text:p>
      <text:p text:style-name="P2"/>
      <text:p text:style-name="P3">jmeter: read development print loop[REPL]</text:p>
      <text:p text:style-name="P3"/>
      <text:p text:style-name="P3">How can the versions in java:java –version</text:p>
      <text:p text:style-name="P3"/>
      <text:p text:style-name="P3">What version we are using to check :javac –version</text:p>
      <text:p text:style-name="P3"/>
      <text:p text:style-name="P3">-----------------------------------------------------------------------------------------------------------------------</text:p>
      <text:p text:style-name="P3"/>
      <text:p text:style-name="P4">System will understand only 0’s and 1’s </text:p>
      <text:p text:style-name="P5"/>
      <text:p text:style-name="P4">Covered Topics:</text:p>
      <text:p text:style-name="P4"/>
      <text:p text:style-name="P4">Primitive Data Types</text:p>
      <text:p text:style-name="P4"/>
      <text:p text:style-name="P4">1Byte = 8 bits </text:p>
      <text:p text:style-name="P4"/>
      <text:p text:style-name="P4">Byte<text:tab/>- 1 Byte</text:p>
      <text:p text:style-name="P4"/>
      <text:p text:style-name="P4">Short<text:tab/>- 2 Bytes</text:p>
      <text:p text:style-name="P4"/>
      <text:p text:style-name="P4">Int<text:tab/>- 4 Bytes</text:p>
      <text:p text:style-name="P4"/>
      <text:p text:style-name="P4">Long<text:tab/>- 8 Bytes <text:s/>For Long we need specify L so that the system will know that we are taking Long</text:p>
      <text:p text:style-name="P4"/>
      <text:p text:style-name="P4">Float<text:tab/>- 4 Bytes <text:s/>For <text:span text:style-name="T2">Float</text:span> we need specify L so that the system will know that we are taking <text:span text:style-name="T2">Float</text:span></text:p>
      <text:p text:style-name="P4"/>
      <text:p text:style-name="P4">Double -8 Bytes</text:p>
      <text:p text:style-name="P4"/>
      <text:p text:style-name="P4">Char<text:tab/>- 1 Byte <text:s/><text:span text:style-name="T3">we need specify Char in single Quotes</text:span></text:p>
      <text:p text:style-name="P4"/>
      <text:p text:style-name="P6">Boolean <text:s/>- It Returns True or False</text:p>
      <text:p text:style-name="P4"/>
      <text:p text:style-name="P4"/>
      <text:p text:style-name="P4">Variables: </text:p>
      <text:p text:style-name="P4"/>
      <text:p text:style-name="P4">Int a = 10;</text:p>
      <text:p text:style-name="P4"><text:soft-page-break/></text:p>
      <text:p text:style-name="P4">here 10 is a value</text:p>
      <text:p text:style-name="P4"/>
      <text:p text:style-name="P4">a is a variable</text:p>
      <text:p text:style-name="P4"/>
      <text:p text:style-name="P4">Int is a Data Type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22:08:55.420494300</meta:creation-date>
    <dc:date>2025-02-19T20:59:01.726000000</dc:date>
    <meta:editing-duration>PT1H7M35S</meta:editing-duration>
    <meta:editing-cycles>6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0" meta:word-count="147" meta:character-count="1020" meta:non-whitespace-character-count="864"/>
  </office:meta>
</office:document-meta>
</file>